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font-size-asian="13pt" style:font-size-complex="13pt"/>
    </style:style>
    <style:style style:name="P2" style:family="paragraph" style:parent-style-name="Preformatted_20_Text">
      <style:text-properties fo:font-size="13pt" officeooo:paragraph-rsid="00051e20" style:font-size-asian="13pt" style:font-size-complex="13pt"/>
    </style:style>
    <style:style style:name="P3" style:family="paragraph" style:parent-style-name="Preformatted_20_Text">
      <style:paragraph-properties fo:break-before="page"/>
      <style:text-properties fo:font-size="13pt" officeooo:paragraph-rsid="00051e20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me string: 0042001800427e00</text:p>
      <text:p text:style-name="P1"/>
      <text:p text:style-name="P1">┌──────────┬───────────┬───────────────────────────────┐</text:p>
      <text:p text:style-name="P1">│ <text:s text:c="3"/>Hex <text:s text:c="2"/>│ <text:s text:c="2"/>Binary <text:s/>│ <text:s text:c="11"/>Rows <text:s text:c="14"/>│</text:p>
      <text:p text:style-name="P1">├──────────┼───────────┼───┬───┬───┬───┬───┬───┬───┬───┤</text:p>
      <text:p text:style-name="P1">│ <text:s text:c="3"/>00 <text:s text:c="3"/>│ 0000 0000 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3"/>42 <text:s text:c="3"/>│ 0100 0010 │ <text:s text:c="2"/>│███│ <text:s text:c="2"/>│ <text:s text:c="2"/>│ <text:s text:c="2"/>│ <text:s text:c="2"/>│███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3"/>00 <text:s text:c="3"/>│ 0000 0000 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3"/>18 <text:s text:c="3"/>│ 0001 1000 │ <text:s text:c="2"/>│ <text:s text:c="2"/>│ <text:s text:c="2"/>│███│███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3"/>00 <text:s text:c="3"/>│ 0000 0000 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3"/>42 <text:s text:c="3"/>│ 0100 0010 │ <text:s text:c="2"/>│███│ <text:s text:c="2"/>│ <text:s text:c="2"/>│ <text:s text:c="2"/>│ <text:s text:c="2"/>│███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3"/>7e <text:s text:c="3"/>│ 0111 1110 │ <text:s text:c="2"/>│███│███│███│███│███│███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3"/>00 <text:s text:c="3"/>│ 0000 0000 │ <text:s text:c="2"/>│ <text:s text:c="2"/>│ <text:s text:c="2"/>│ <text:s text:c="2"/>│ <text:s text:c="2"/>│ <text:s text:c="2"/>│ <text:s text:c="2"/>│ <text:s text:c="2"/>│</text:p>
      <text:p text:style-name="P1">└──────────┴───────────┴───┴───┴───┴───┴───┴───┴───┴───┘</text:p>
      <text:p text:style-name="P1"/>
      <text:p text:style-name="P1">Frame string: 00080c3e0c080000</text:p>
      <text:p text:style-name="P1"/>
      <text:p text:style-name="P1">┌──────────┬───────────┬───────────────────────────────┐</text:p>
      <text:p text:style-name="P1">│ <text:s text:c="3"/>Hex <text:s text:c="2"/>│ <text:s text:c="2"/>Binary <text:s/>│ <text:s text:c="11"/>Rows <text:s text:c="14"/>│</text:p>
      <text:p text:style-name="P1">├──────────┼───────────┼───┬───┬───┬───┬───┬───┬───┬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└──────────┴───────────┴───┴───┴───┴───┴───┴───┴───┴───┘</text:p>
      <text:p text:style-name="P1"/>
      <text:p text:style-name="P2"/>
      <text:p text:style-name="P3">Frame string: </text:p>
      <text:p text:style-name="P1"/>
      <text:p text:style-name="P1">┌──────────┬───────────┬───────────────────────────────┐</text:p>
      <text:p text:style-name="P1">│ <text:s text:c="3"/>Hex <text:s text:c="2"/>│ <text:s text:c="2"/>Binary <text:s/>│ <text:s text:c="11"/>Rows <text:s text:c="14"/>│</text:p>
      <text:p text:style-name="P1">├──────────┼───────────┼───┬───┬───┬───┬───┬───┬───┬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███│███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███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███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███│ <text:s text:c="2"/>│███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███│███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├──────────┼───────────┼───┼───┼───┼───┼───┼───┼───┼───┤</text:p>
      <text:p text:style-name="P1">│ <text:s text:c="9"/>│ <text:s text:c="10"/>│ <text:s text:c="2"/>│ <text:s text:c="2"/>│ <text:s text:c="2"/>│ <text:s text:c="2"/>│ <text:s text:c="2"/>│ <text:s text:c="2"/>│ <text:s text:c="2"/>│ <text:s text:c="2"/>│</text:p>
      <text:p text:style-name="P1">└──────────┴───────────┴───┴───┴───┴───┴───┴───┴───┴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4T11:30:31.485339679</dc:date>
    <meta:editing-duration>PT1M47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2" meta:paragraph-count="60" meta:word-count="327" meta:character-count="3266" meta:non-whitespace-character-count="2203"/>
  </office:meta>
</office:document-meta>
</file>